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1.111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286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5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office:value-type="string">
            <text:p>concate</text:p>
          </table:table-cell>
          <table:table-cell table:style-name="ce29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19_10-47-33_000.jpg</text:p>
          </table:table-cell>
          <table:table-cell table:style-name="ce18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 E-139-34-49.49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19_11-37-49_000.jpg</text:p>
          </table:table-cell>
          <table:table-cell table:style-name="ce19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50.04</text:p>
          </table:table-cell>
          <table:table-cell table:style-name="ce3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1-19_18-43-10_000.jpg</text:p>
          </table:table-cell>
          <table:table-cell table:style-name="ce20" office:value-type="string">
            <text:p>:m music / log / gt / || s.1:wu,arpeggio_flamenco:et-6;patt-15.n;5p;s4:R=1_stomp:f-77;patt-5.n;p5;s1:R=2:patt-6.n;p5;s2:R=3_scale:A.patt-5(1).n:R=4</text:p>
          </table:table-cell>
          <table:table-cell table:style-name="ce13"/>
          <table:table-cell table:style-name="ce3"/>
          <table:table-cell table:style-name="ce3" office:value-type="string">
            <text:p>N-35-35-28.38 E-139-34-49.71</text:p>
          </table:table-cell>
          <table:table-cell table:style-name="ce30" table:formula="of:=IF([.E4]=&quot;&quot;;[.C4];CONCATENATE([.C4];&quot; / &quot;;[.E4]))" office:value-type="string" office:string-value=":m music / log / gt / || s.1:wu,arpeggio_flamenco:et-6;patt-15.n;5p;s4:R=1_stomp:f-77;patt-5.n;p5;s1:R=2:patt-6.n;p5;s2:R=3_scale:A.patt-5(1).n:R=4">
            <text:p>:m music / log / gt / || s.1:wu,arpeggio_flamenco:et-6;patt-15.n;5p;s4:R=1_stomp:f-77;patt-5.n;p5;s1:R=2:patt-6.n;p5;s2:R=3_scale:A.patt-5(1).n:R=4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19_20-46-32_000.jpg</text:p>
          </table:table-cell>
          <table:table-cell table:style-name="ce21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7 E-139-34-50.15</text:p>
          </table:table-cell>
          <table:table-cell table:style-name="ce30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19_20-47-18_000.jpg</text:p>
          </table:table-cell>
          <table:table-cell table:style-name="ce21" office:value-type="string">
            <text:p>:m res / birds / 鳥の声、分類する方法</text:p>
          </table:table-cell>
          <table:table-cell table:style-name="ce14"/>
          <table:table-cell table:style-name="ce3"/>
          <table:table-cell table:style-name="ce3" office:value-type="string">
            <text:p>N-35-35-28.85 E-139-34-49.54</text:p>
          </table:table-cell>
          <table:table-cell table:style-name="ce30" table:formula="of:=IF([.E6]=&quot;&quot;;[.C6];CONCATENATE([.C6];&quot; / &quot;;[.E6]))" office:value-type="string" office:string-value=":m res / birds / 鳥の声、分類する方法">
            <text:p>:m res / birds / 鳥の声、分類する方法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2019-11-20_02-04-55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12"/>
          <table:table-cell table:style-name="ce3"/>
          <table:table-cell table:style-name="ce3" office:value-type="string">
            <text:p>N-35-35-28.63 E-139-34-49.54</text:p>
          </table:table-cell>
          <table:table-cell table:style-name="ce30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3" office:value-type="string">
            <text:p>2019-11-20_07-52-15_000.jpg</text:p>
          </table:table-cell>
          <table:table-cell table:style-name="ce14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5 E-139-34-49.16</text:p>
          </table:table-cell>
          <table:table-cell table:style-name="ce30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7">
          <table:table-cell table:style-name="ce3" table:formula="of:=[.A8]+1" office:value-type="float" office:value="8">
            <text:p>8</text:p>
          </table:table-cell>
          <table:table-cell table:style-name="ce3" office:value-type="string">
            <text:p>2019-10-05_08-50-26_000.m4a</text:p>
          </table:table-cell>
          <table:table-cell table:style-name="ce14" office:value-type="string">
            <text:p>:VOICE-MEMO / @自室 / diary / 初めて / keyboard,撮る位置、変えた</text:p>
          </table:table-cell>
          <table:table-cell table:style-name="ce14"/>
          <table:table-cell table:style-name="ce3"/>
          <table:table-cell table:style-name="ce3"/>
          <table:table-cell table:style-name="ce30" table:formula="of:=IF([.E9]=&quot;&quot;;[.C9];CONCATENATE([.C9];&quot; / &quot;;[.E9]))" office:value-type="string" office:string-value=":VOICE-MEMO / @自室 / diary / 初めて / keyboard,撮る位置、変えた">
            <text:p>:VOICE-MEMO / @自室 / diary / 初めて / keyboard,撮る位置、変えた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10-05_09-24-36_000.m4a</text:p>
          </table:table-cell>
          <table:table-cell table:style-name="ce22" office:value-type="string">
            <text:p>:VOICE-MEMO / @自宅 / thoughts,考え / 「俺はすごい」は、個人崇拝、偶像崇拝</text:p>
          </table:table-cell>
          <table:table-cell table:style-name="ce14"/>
          <table:table-cell table:style-name="ce3"/>
          <table:table-cell table:style-name="ce3"/>
          <table:table-cell table:style-name="ce30" table:formula="of:=IF([.E10]=&quot;&quot;;[.C10];CONCATENATE([.C10];&quot; / &quot;;[.E10]))" office:value-type="string" office:string-value=":VOICE-MEMO / @自宅 / thoughts,考え / 「俺はすごい」は、個人崇拝、偶像崇拝">
            <text:p>:VOICE-MEMO / @自宅 / thoughts,考え / 「俺はすごい」は、個人崇拝、偶像崇拝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10-05_10-26-24_000.m4a</text:p>
          </table:table-cell>
          <table:table-cell table:style-name="ce20" office:value-type="string">
            <text:p>:VOICE-MEMO / @自室 / record / bird / 鳥の声</text:p>
          </table:table-cell>
          <table:table-cell table:style-name="ce12"/>
          <table:table-cell table:style-name="ce3"/>
          <table:table-cell table:style-name="ce3"/>
          <table:table-cell table:style-name="ce30" table:formula="of:=IF([.E11]=&quot;&quot;;[.C11];CONCATENATE([.C11];&quot; / &quot;;[.E11]))" office:value-type="string" office:string-value=":VOICE-MEMO / @自室 / record / bird / 鳥の声">
            <text:p>:VOICE-MEMO / @自室 / record / bird / 鳥の声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10-05_14-01-28_000.m4a</text:p>
          </table:table-cell>
          <table:table-cell table:style-name="ce22" office:value-type="string">
            <text:p>:VOICE-MEMO / @自宅 / thoughts,考え / 「ダメですかね？」と言われて、苦しくなる</text:p>
          </table:table-cell>
          <table:table-cell table:style-name="ce14"/>
          <table:table-cell table:style-name="ce3"/>
          <table:table-cell table:style-name="ce3"/>
          <table:table-cell table:style-name="ce30" table:formula="of:=IF([.E12]=&quot;&quot;;[.C12];CONCATENATE([.C12];&quot; / &quot;;[.E12]))" office:value-type="string" office:string-value=":VOICE-MEMO / @自宅 / thoughts,考え / 「ダメですかね？」と言われて、苦しくなる">
            <text:p>:VOICE-MEMO / @自宅 / thoughts,考え / 「ダメですかね？」と言われて、苦しくなる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10-05_16-00-35_000.m4a</text:p>
          </table:table-cell>
          <table:table-cell table:style-name="ce22" office:value-type="string">
            <text:p>:VOICE-MEMO / @自宅 / 思い出したこと / 中学２年、剣道、氏家</text:p>
          </table:table-cell>
          <table:table-cell table:style-name="ce12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:VOICE-MEMO / @自宅 / 思い出したこと / 中学２年、剣道、氏家">
            <text:p>:VOICE-MEMO / @自宅 / 思い出したこと / 中学２年、剣道、氏家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10-05_22-48-12_000.m4a</text:p>
          </table:table-cell>
          <table:table-cell table:style-name="ce22" office:value-type="string">
            <text:p>:VOICE-MEMO / @自宅 / 思い出したこと / 中学２年、国語教員、長尾</text:p>
          </table:table-cell>
          <table:table-cell table:style-name="ce14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宅 / 思い出したこと / 中学２年、国語教員、長尾">
            <text:p>:VOICE-MEMO / @自宅 / 思い出したこと / 中学２年、国語教員、長尾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0-06_05-50-21_000.m4a</text:p>
          </table:table-cell>
          <table:table-cell table:style-name="ce20" office:value-type="string">
            <text:p>:VOICE-MEMO / @自室 / record / bird / 鳥の声</text:p>
          </table:table-cell>
          <table:table-cell table:style-name="ce12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0-06_07-34-01_000.m4a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0-06_22-13-57_000.m4a</text:p>
          </table:table-cell>
          <table:table-cell table:style-name="ce6" office:value-type="string">
            <text:p>:VOICE-MEMO / @自室 / diary / 初めて / 今シーズン初めて、風呂で最後、水をかけなかった</text:p>
          </table:table-cell>
          <table:table-cell table:style-name="ce12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VOICE-MEMO / @自室 / diary / 初めて / 今シーズン初めて、風呂で最後、水をかけなかった">
            <text:p>:VOICE-MEMO / @自室 / diary / 初めて / 今シーズン初めて、風呂で最後、水をかけなかった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1-19_17-28-10_000.mov</text:p>
          </table:table-cell>
          <table:table-cell table:style-name="ce6" office:value-type="string">
            <text:p>:VIDEO / @自宅 / メモ / guitar,gt / 演奏、play / g-1119-1 / wu flamenco:et-6;patt-15.n;5p;s4:R=1</text:p>
          </table:table-cell>
          <table:table-cell table:style-name="ce12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:VIDEO / @自宅 / メモ / guitar,gt / 演奏、play / g-1119-1 / wu flamenco:et-6;patt-15.n;5p;s4:R=1">
            <text:p>:VIDEO / @自宅 / メモ / guitar,gt / 演奏、play / g-1119-1 / wu flamenco:et-6;patt-15.n;5p;s4: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1-19_17-58-43_000.mov</text:p>
          </table:table-cell>
          <table:table-cell table:style-name="ce6" office:value-type="string">
            <text:p>:VIDEO / @自宅 / メモ / guitar,gt / 演奏、play / g-1119-2 / wu f-77;patt-5.n;p5;s1:R=2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:VIDEO / @自宅 / メモ / guitar,gt / 演奏、play / g-1119-2 / wu f-77;patt-5.n;p5;s1:R=2">
            <text:p>:VIDEO / @自宅 / メモ / guitar,gt / 演奏、play / g-1119-2 / wu f-77;patt-5.n;p5;s1:R=2</text:p>
          </table:table-cell>
          <table:table-cell table:style-name="ce31" table:number-columns-repeated="2"/>
          <table:table-cell table:number-columns-repeated="1015"/>
        </table:table-row>
        <table:table-row table:style-name="ro8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1-19_18-13-12_000.mov</text:p>
          </table:table-cell>
          <table:table-cell table:style-name="ce6" office:value-type="string">
            <text:p>:VIDEO / @自宅 / メモ / guitar,gt / 演奏、play / g-1119-3 / f-77 patt-6.n;p5;s2:R=3</text:p>
          </table:table-cell>
          <table:table-cell table:style-name="ce3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IDEO / @自宅 / メモ / guitar,gt / 演奏、play / g-1119-3 / f-77 patt-6.n;p5;s2:R=3">
            <text:p>:VIDEO / @自宅 / メモ / guitar,gt / 演奏、play / g-1119-3 / f-77 patt-6.n;p5;s2:R=3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1-19_18-36-45_000.mov</text:p>
          </table:table-cell>
          <table:table-cell table:style-name="ce6" office:value-type="string">
            <text:p>:VIDEO / @自宅 / メモ / guitar,gt / 演奏、play / g-1119-4 / wu scale:A.patt-5(1).n:R=4</text:p>
          </table:table-cell>
          <table:table-cell table:style-name="ce14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IDEO / @自宅 / メモ / guitar,gt / 演奏、play / g-1119-4 / wu scale:A.patt-5(1).n:R=4">
            <text:p>:VIDEO / @自宅 / メモ / guitar,gt / 演奏、play / g-1119-4 / wu scale:A.patt-5(1).n:R=4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1-19_19-08-48_000.mov</text:p>
          </table:table-cell>
          <table:table-cell table:style-name="ce23" office:value-type="string">
            <text:p>:VIDEO / @自宅 / 体操 / 自力整体 / がっせき座り、上体を伏せ伸ばし / 気づいたこと</text:p>
          </table:table-cell>
          <table:table-cell table:style-name="ce14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:VIDEO / @自宅 / 体操 / 自力整体 / がっせき座り、上体を伏せ伸ばし / 気づいたこと">
            <text:p>:VIDEO / @自宅 / 体操 / 自力整体 / がっせき座り、上体を伏せ伸ばし / 気づいたこと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1-20_02-06-22_000.mov</text:p>
          </table:table-cell>
          <table:table-cell table:style-name="ce22" office:value-type="string">
            <text:p>:VOICE-MEMO / @自宅 / thoughts,考え / 才能を育むところから出てくる、エロティックさ</text:p>
          </table:table-cell>
          <table:table-cell table:style-name="ce12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:VOICE-MEMO / @自宅 / thoughts,考え / 才能を育むところから出てくる、エロティックさ">
            <text:p>:VOICE-MEMO / @自宅 / thoughts,考え / 才能を育むところから出てくる、エロティックさ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3"/>
          <table:table-cell table:style-name="ce3"/>
          <table:table-cell table:style-name="ce3"/>
          <table:table-cell table:style-name="ce30" table:formula="of:=IF([.E27]=&quot;&quot;;[.C27];CONCATENATE([.C27];&quot; / &quot;;[.E2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0" table:formula="of:=IF([.E28]=&quot;&quot;;[.C28];CONCATENATE([.C28];&quot; / &quot;;[.E2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14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2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4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2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4"/>
          <table:table-cell table:number-columns-repeated="3"/>
          <table:table-cell table:style-name="ce3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26" office:value-type="float" office:value="23">
            <text:p>2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7" table:formula="of:=COUNTIF([.$C$2:.$C23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7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7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10">
          <table:table-cell table:style-name="ce5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7" table:formula="of:=COUNTIF([.$C$2:.$C2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7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7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3];[.B23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7" table:formula="of:=COUNTIF([.$C$2:.$C23];[.B23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4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0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2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19/11/20</text:date>, <text:time>09:3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0T09:34:54.34</dc:date>
    <dc:creator>iwabuchi ken</dc:creator>
    <meta:editing-duration>P13DT8H26M45S</meta:editing-duration>
    <meta:editing-cycles>5433</meta:editing-cycles>
    <meta:document-statistic meta:table-count="1" meta:cell-count="749" meta:object-count="0"/>
  </office:meta>
</office:document-meta>
</file>